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_4" table:style-name="ta1">
        <table:shapes>
          <draw:frame draw:z-index="0" draw:style-name="gr1" draw:text-style-name="P1" svg:width="183.81mm" svg:height="103.39mm" svg:x="116.03mm" svg:y="6.32mm">
            <loext:p draw:notify-on-update-of-ranges="fuel_4.A1:fuel_4.A101 fuel_4.B1:fuel_4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4" calcext:value-type="float">
            <text:p>6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6" calcext:value-type="float">
            <text:p>65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8" calcext:value-type="float">
            <text:p>6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2" calcext:value-type="float">
            <text:p>7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4" calcext:value-type="float">
            <text:p>78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6" calcext:value-type="float">
            <text:p>8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8" calcext:value-type="float">
            <text:p>84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2" calcext:value-type="float">
            <text:p>9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4" calcext:value-type="float">
            <text:p>9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40" calcext:value-type="float">
            <text:p>10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72" calcext:value-type="float">
            <text:p>10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04" calcext:value-type="float">
            <text:p>110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6" calcext:value-type="float">
            <text:p>113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5" calcext:value-type="float">
            <text:p>11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65" calcext:value-type="float">
            <text:p>10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7" calcext:value-type="float">
            <text:p>9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0" calcext:value-type="float">
            <text:p>8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70" calcext:value-type="float">
            <text:p>7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0" calcext:value-type="float">
            <text:p>5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0" calcext:value-type="float">
            <text:p>3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3:24:36.851294842</dc:date>
    <dc:creator>Joshua O'Leary</dc:creator>
    <meta:editing-duration>PT1M41S</meta:editing-duration>
    <meta:editing-cycles>1</meta:editing-cycles>
    <meta:document-statistic meta:table-count="1" meta:cell-count="3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382cm" svg:height="10.34cm" xlink:href=".." xlink:type="simple" chart:class="chart:scatter" chart:style-name="ch1">
        <chart:plot-area chart:style-name="ch2" table:cell-range-address="fuel_4.A1:fuel_4.B101" svg:x="1.378cm" svg:y="0.206cm" svg:width="16.637cm" svg:height="8.947cm">
          <chartooo:coordinate-region svg:x="2.185cm" svg:y="0.406cm" svg:width="15.365cm" svg:height="8.1cm"/>
          <chart:axis chart:dimension="x" chart:name="primary-x" chart:style-name="ch3">
            <chart:title svg:x="8.964cm" svg:y="9.359cm" chart:style-name="ch4">
              <text:p>Iterations</text:p>
            </chart:title>
          </chart:axis>
          <chart:axis chart:dimension="y" chart:name="primary-y" chart:style-name="ch3">
            <chart:title svg:x="0.451cm" svg:y="5.662cm" chart:style-name="ch5">
              <text:p>Cells on Fire</text:p>
            </chart:title>
            <chart:grid chart:style-name="ch6" chart:class="major"/>
          </chart:axis>
          <chart:series chart:style-name="ch7" chart:values-cell-range-address="fuel_4.B1:fuel_4.B101" chart:class="chart:scatter">
            <chart:domain table:cell-range-address="fuel_4.A1:fuel_4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_4.A1:fuel_4.A101</svg:desc>
                </draw:g>
              </table:table-cell>
              <table:table-cell office:value-type="float" office:value="69">
                <text:p>69</text:p>
                <draw:g>
                  <svg:desc>fuel_4.B1:fuel_4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